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paragraph-properties fo:margin-left="0cm" fo:margin-right="0cm" fo:margin-top="0cm" fo:margin-bottom="0cm" style:contextual-spacing="false" style:line-height-at-least="0.635cm" fo:text-indent="0cm" style:auto-text-indent="false"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style:style>
    <style:style style:name="P2" style:family="paragraph" style:parent-style-name="Text_20_body" style:list-style-name="L1">
      <style:paragraph-properties fo:margin-left="0cm" fo:margin-right="0cm" fo:margin-top="0cm" fo:margin-bottom="0cm" style:contextual-spacing="false" style:line-height-at-least="0.635cm" fo:text-indent="0cm" style:auto-text-indent="false" fo:padding="0cm" fo:border="none"/>
      <style:text-properties fo:font-variant="normal" fo:text-transform="none" fo:color="#000000" style:text-line-through-style="none" style:font-name="Times New Roman" fo:font-size="12pt" fo:letter-spacing="normal" fo:font-style="normal" style:text-underline-style="none" fo:font-weight="normal" officeooo:paragraph-rsid="000a2e47" style:text-blinking="false"/>
    </style:style>
    <style:style style:name="T1" style:family="text">
      <style:text-properties officeooo:rsid="000a2e47"/>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80095572924600846" text:style-name="L1">
        <text:list-item>
          <text:p text:style-name="P1">Bakgrund och problembeskrivning<text:line-break/>Beskriv det problem systemet skall lösa, alternativt det behov eller den möjlighet som finns med det nya systemet.</text:p>
        </text:list-item>
        <text:list-item>
          <text:p text:style-name="P1">Användar/mål-grupper<text:line-break/>Beskriv de tilltänkta användarna, ju mindre generell din beskrivning är desto enklare att bygga en bra applikation.</text:p>
        </text:list-item>
        <text:list-item>
          <text:p text:style-name="P1">Marknad<text:line-break/>Beskriv konkurrerande och liknande system. Vad gör dessa unika, vilka svagheter respektive styrkor har de, vilken målgrupp vänder de sig till? Försök att tänka brett och generellt (det kanske inte finns något annat system som är exakt samma som det du tänker göra); t.ex. hur löser användarna det problem du tänkt lösa i dagsläget?</text:p>
        </text:list-item>
        <text:list-item>
          <text:p text:style-name="P1">Baskrav/Egenskaper/Features/Unique Selling Points<text:line-break/>Ett baskrav är ett krav på en hög nivå och innehåller inga detaljer, detaljerna kommer snarare i kravspecifikationen. Baskraven får gärna vara säljande, lyft fram det som gör din applikation bra, spännande, unik etc. Det är ingen mening med att lista “självklar” funktionalitet som t.ex. att “Användaren ska kunna logga in” (detta hör snarare hemma i kravspecifikationen). Sammantaget så skall baskraven lösa problemet i problembeskrivningen för den tilltänkta målgruppen på ett för marknaden unikt sätt.</text:p>
        </text:list-item>
        <text:list-item>
          <text:p text:style-name="P2">Teknik<text:span text:style-name="T1"><text:line-break/>Programmeringsspråket är Python då jag är förhållandevis van vid det och det är ett enkelt språk att använda för många ändamål. <text:line-break/>Valet av databas är PostgreSQL då det är en bra databs som är väldigt populär. Eftersom jag inte kommer använda C# så är MSSQL inte något direkt val, även om det går att använda med Python också, men det är mycket omständigare. En cache är inte direkt nödvändigt när man inte har ett stort antal användare, men det är en teknik som jag är intresserad av och vill se om det går att kombinera med applikationen jag tänkt göra.<text:line-break/></text:span>I detta projekt för vi även in ett avsnitt kring tekniker du tänkt använda dig av, då detta är en viktig punkt i dessa projekt. Tekniker kan väljas utifrån tidigare erfarenhet, att man vill testa eller lära sig något, industristandard, tillgänglighet, etc. Teknik kan vara alltifrån val av programmeringsspråk, speciella api:er, ramverk, hårdvaruplattformar, servermjukvaror etc.</text:p>
        </text:list-item>
        <text:list-item>
          <text:p text:style-name="P1">(Ditt namn och program du läser)</text:p>
        </text:list-item>
      </text:list>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6T10:11:34.706000000</meta:creation-date>
    <dc:date>2014-04-06T10:26:05.393000000</dc:date>
    <meta:editing-duration>P0D</meta:editing-duration>
    <meta:editing-cycles>1</meta:editing-cycles>
    <meta:document-statistic meta:table-count="0" meta:image-count="0" meta:object-count="0" meta:page-count="1" meta:paragraph-count="7" meta:word-count="340" meta:character-count="2154" meta:non-whitespace-character-count="1824"/>
    <meta:generator>LibreOffice/4.2.0.4$Windows_x86 LibreOffice_project/05dceb5d363845f2cf968344d7adab8dcfb2ba71</meta:generator>
  </office:meta>
</office:document-meta>
</file>